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" fo:font-size="12pt" fo:font-style="normal" officeooo:rsid="0014f4c7" officeooo:paragraph-rsid="0014f4c7" style:font-size-asian="12pt" style:font-style-asian="normal" style:font-size-complex="12pt" style:font-style-complex="normal"/>
    </style:style>
    <style:style style:name="P2" style:family="paragraph" style:parent-style-name="Standard" style:list-style-name="L1">
      <style:text-properties style:font-name="Liberation Serif" fo:font-size="12pt" fo:font-style="normal" officeooo:rsid="0014f4c7" officeooo:paragraph-rsid="00182947" style:font-size-asian="12pt" style:font-style-asian="normal" style:font-size-complex="12pt" style:font-style-complex="normal"/>
    </style:style>
    <style:style style:name="P3" style:family="paragraph" style:parent-style-name="Standard" style:list-style-name="L1">
      <style:text-properties style:font-name="Liberation Serif" fo:font-size="12pt" fo:font-style="normal" officeooo:rsid="0016f107" officeooo:paragraph-rsid="0016f107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style:font-name="Liberation Serif" fo:font-size="12pt" fo:font-style="normal" officeooo:rsid="00182947" officeooo:paragraph-rsid="00182947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text-properties style:font-name="Liberation Serif" fo:font-size="12pt" fo:font-style="normal" officeooo:rsid="0018b031" officeooo:paragraph-rsid="0018b031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style:font-name="Liberation Serif" fo:font-size="12pt" fo:font-style="normal" officeooo:rsid="001b92a2" officeooo:paragraph-rsid="001b92a2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Liberation Serif" fo:font-size="12pt" fo:font-style="italic" officeooo:rsid="0033b790" officeooo:paragraph-rsid="0014f4c7" style:font-size-asian="12pt" style:font-style-asian="italic" style:font-size-complex="12pt" style:font-style-complex="italic"/>
    </style:style>
    <style:style style:name="P8" style:family="paragraph" style:parent-style-name="Standard">
      <style:text-properties fo:font-style="italic" officeooo:rsid="001ef2c3" officeooo:paragraph-rsid="0014f4c7" style:font-style-asian="italic" style:font-style-complex="italic"/>
    </style:style>
    <style:style style:name="P9" style:family="paragraph" style:parent-style-name="Standard" style:list-style-name="L1">
      <style:text-properties officeooo:paragraph-rsid="001b10c2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681a02" style:font-size-asian="12pt" style:font-size-complex="12pt"/>
    </style:style>
    <style:style style:name="T3" style:family="text">
      <style:text-properties style:font-name="Liberation Serif" fo:font-size="12pt" officeooo:rsid="0014f4c7" style:font-size-asian="12pt" style:font-size-complex="12pt"/>
    </style:style>
    <style:style style:name="T4" style:family="text">
      <style:text-properties style:font-name="Liberation Serif" fo:font-size="12pt" fo:font-style="normal" officeooo:rsid="0016f107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2pt" fo:font-style="normal" officeooo:rsid="0014f4c7" style:font-size-asian="12pt" style:font-style-asian="normal" style:font-size-complex="12pt" style:font-style-complex="normal"/>
    </style:style>
    <style:style style:name="T6" style:family="text">
      <style:text-properties officeooo:rsid="0016f107"/>
    </style:style>
    <style:style style:name="T7" style:family="text">
      <style:text-properties officeooo:rsid="00182947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Courier"/>
    </style:style>
    <style:style style:name="T10" style:family="text">
      <style:text-properties style:font-name="Courier New"/>
    </style:style>
    <style:style style:name="T11" style:family="text">
      <style:text-properties style:font-name="Courier New" style:text-underline-style="none" fo:font-weight="normal" style:font-weight-asian="normal" style:font-weight-complex="normal"/>
    </style:style>
    <style:style style:name="T12" style:family="text">
      <style:text-properties officeooo:rsid="001b10c2"/>
    </style:style>
    <style:style style:name="T13" style:family="text">
      <style:text-properties style:font-name="Liberation Serif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30</text:span><text:span text:style-name="T1"> </text:span><text:span text:style-name="T2">Mar</text:span><text:span text:style-name="T1"> 2016 – </text:span><text:span text:style-name="T3">Wednesday</text:span></text:p>
      <text:p text:style-name="P7"/>
      <text:list xml:id="list5600873960545469193" text:style-name="L1">
        <text:list-item>
          <text:p text:style-name="P9"><text:span text:style-name="T5">C </text:span><text:span text:style-name="T4">– </text:span><text:a xlink:type="simple" xlink:href="http://www.le.ac.uk/users/rjm1/cotter/index.htm" text:style-name="Internet_20_link" text:visited-style-name="Visited_20_Internet_20_Link"><text:span text:style-name="T4">Intro to C Programming</text:span></text:a></text:p>
          <text:list>
            <text:list-item>
              <text:p text:style-name="P1">Statically-typed, weakly enforced; e.g., char types <text:span text:style-name="T6">can take an int</text:span></text:p>
            </text:list-item>
            <text:list-item>
              <text:p text:style-name="P2">Compiled</text:p>
              <text:list>
                <text:list-item>
                  <text:p text:style-name="P2"><text:span text:style-name="T7">A</text:span>lso get a .o or .obj file when you compile it</text:p>
                </text:list-item>
                <text:list-item>
                  <text:p text:style-name="P4">Compiles to really low-level language</text:p>
                </text:list-item>
                <text:list-item>
                  <text:p text:style-name="P4">May not run exactly the same on every computer</text:p>
                </text:list-item>
              </text:list>
            </text:list-item>
            <text:list-item>
              <text:p text:style-name="P3">Data types</text:p>
              <text:list>
                <text:list-item>
                  <text:p text:style-name="P3">int, float, double, char</text:p>
                  <text:list>
                    <text:list-item>
                      <text:p text:style-name="P6">An array of char needs to hav<text:span text:style-name="T13">e </text:span><text:span text:style-name="T10">'\0'</text:span><text:span text:style-name="T13"> a</text:span>s the last item to indicate it's the last thing</text:p>
                    </text:list-item>
                  </text:list>
                </text:list-item>
                <text:list-item>
                  <text:p text:style-name="P3">void – valueless type</text:p>
                </text:list-item>
                <text:list-item>
                  <text:p text:style-name="P3">NOT booleans – use int instead (0 is false, anything else is true)</text:p>
                </text:list-item>
              </text:list>
            </text:list-item>
            <text:list-item>
              <text:p text:style-name="P5">Print statements</text:p>
              <text:list>
                <text:list-item>
                  <text:p text:style-name="P5">printf(STRING)</text:p>
                </text:list-item>
                <text:list-item>
                  <text:p text:style-name="P5">Print non-strings or strings with types; for each %-sign thing, you put in the variable or whatever you wanna print</text:p>
                  <text:list>
                    <text:list-item>
                      <text:p text:style-name="P5">int: <text:span text:style-name="T10">%d</text:span> or <text:span text:style-name="T10">%i</text:span></text:p>
                      <text:p text:style-name="P5">e.g., <text:span text:style-name="T10">printf(“Hello world </text:span><text:span text:style-name="T11">%d</text:span><text:span text:style-name="T10">”, anInt)</text:span></text:p>
                    </text:list-item>
                    <text:list-item>
                      <text:p text:style-name="P5">float, double:<text:span text:style-name="T10"> %e</text:span> or <text:span text:style-name="T10">%f</text:span></text:p>
                    </text:list-item>
                    <text:list-item>
                      <text:p text:style-name="P5">char: <text:span text:style-name="T10">%c</text:span></text:p>
                      <text:p text:style-name="P5">e.g., <text:span text:style-name="T10">printf(“Hello %c %i”, aChar, anInt)</text:span></text:p>
                    </text:list-item>
                    <text:list-item>
                      <text:p text:style-name="P5">unsigned octal value: <text:span text:style-name="T10">%o</text:span></text:p>
                    </text:list-item>
                    <text:list-item>
                      <text:p text:style-name="P5">pointer: <text:span text:style-name="T10">%p</text:span></text:p>
                    </text:list-item>
                    <text:list-item>
                      <text:p text:style-name="P5">array of char: <text:span text:style-name="T10">%s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8:37:39.475704000</meta:creation-date>
    <dc:date>2016-03-30T09:31:19.583956000</dc:date>
    <meta:editing-duration>PT53M37S</meta:editing-duration>
    <meta:editing-cycles>7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23" meta:word-count="159" meta:character-count="817" meta:non-whitespace-character-count="697"/>
  </office:meta>
</office:document-meta>
</file>